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RuleSet.getDefin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setChainClass( String chai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setCatalogElement( String catalo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setDefineElement( String defin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setClassAttribute( String class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getCatalog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getComma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setNameAttribute( String nam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getCatalo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getNam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setChainElement( String chain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setCatalogClass( String catalo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setCommandElement( String command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getChai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getClass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RuleSet.addRuleInstances( Digester dig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RuleSet.getChain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